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4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 text:id="id63"><text:span text:style-name="a381" text:class-names="">Hello world</text:span><text:span text:style-name="a382" text:class-names=""/></text:p>
          </draw:text-box>
          <svg:title/>
          <svg:desc/>
        </draw:frame>
        <draw:frame draw:id="id66" presentation:style-name="a388" draw:name="Subtitle 2" svg:x="1.66667in" svg:y="3.93924in" svg:width="10in" svg:height="1.81076in" presentation:class="subtitle" presentation:placeholder="false">
          <draw:text-box>
            <text:p text:style-name="a387" text:class-names="" text:cond-style-name="" text:id="id65"><text:span text:style-name="a385" text:class-names="">Let’s do this</text:span><text:span text:style-name="a38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52" presentation:node-type="after-previous" presentation:preset-id="2" presentation:preset-sub-type="1" presentation:preset-class="entrance" presentation:group-id="0" smil:begin="2.0s" smil:fill="hold">
                  <anim:set smil:targetElement="id64" smil:attributeName="visibility" smil:to="visible" smil:begin="0.0s" smil:dur="0.001s" smil:fill="hold"/>
                  <anim:animate smil:targetElement="id64" smil:attributeName="x" smil:values="x;x" smil:keyTimes="0.0;1.0" smil:dur="2.0s" smil:fill="hold"/>
                  <anim:animate smil:targetElement="id64" smil:attributeName="y" smil:values="0-height/2;y" smil:keyTimes="0.0;1.0" smil:dur="2.0s" smil:fill="hold"/>
                </anim:par>
              </anim:par>
              <anim:par smil:begin="4.0s" smil:fill="hold">
                <anim:par presentation:node-type="after-previous" presentation:preset-id="42" presentation:preset-sub-type="0" presentation:preset-class="entrance" presentation:group-id="0" smil:begin="1.0s" smil:fill="hold">
                  <anim:set smil:targetElement="id65" smil:attributeName="visibility" smil:to="visible" smil:begin="0.0s" smil:dur="0.001s" smil:fill="hold"/>
                  <anim:transitionFilter smil:targetElement="id65" smil:type="fade" smil:subtype="crossfade" smil:dur="2.0s"/>
                  <anim:animate smil:targetElement="id65" smil:attributeName="x" smil:values="x;x" smil:keyTimes="0.0;1.0" smil:dur="2.0s" smil:fill="hold"/>
                  <anim:animate smil:targetElement="id65" smil:attributeName="y" smil:values="y+.1;y" smil:keyTimes="0.0;1.0" smil:dur="2.0s" smil:fill="hold"/>
                </anim:par>
              </anim:par>
            </anim:par>
          </anim:seq>
        </anim:par>
      </draw:page>
      <draw:page draw:name="Slide2" draw:style-name="a389" draw:master-page-name="Master1-Layout2-obj-Title-and-Content" presentation:presentation-page-layout-name="Master1-PPL2" draw:id="Slide-257">
        <draw:frame draw:id="id67" draw:style-name="a390" draw:name="Picture 4" svg:x="1.33333in" svg:y="0in" svg:width="10.20588in" svg:height="7.52252in" style:rel-width="scale" style:rel-height="scale">
          <draw:image xlink:href="media/image1.jpg" xlink:type="simple" xlink:show="embed" xlink:actuate="onLoad"/>
          <svg:title/>
          <svg:desc>A group of men playing tennis

Description automatically generated with low confidence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10" presentation:preset-class="entrance" smil:begin="1.0s" smil:fill="hold">
                  <anim:set smil:targetElement="id67" smil:attributeName="visibility" smil:to="visible" smil:begin="0.0s" smil:dur="0.001s" smil:fill="hold"/>
                  <anim:transitionFilter smil:targetElement="id67" smil:type="fade" smil:subtype="crossfade" smil:dur="2.0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ello world</dc:title>
    <meta:initial-creator>lucy Rojas</meta:initial-creator>
    <dc:creator>lucy Rojas</dc:creator>
    <meta:creation-date>2022-07-28T06:09:50Z</meta:creation-date>
    <dc:date>2022-07-28T06:15:49Z</dc:date>
    <meta:editing-cycles>1</meta:editing-cycles>
    <meta:editing-duration>PT0S</meta:editing-duration>
    <meta:document-statistic meta:paragraph-count="2" meta:word-count="5"/>
  </office:meta>
</office:document-meta>
</file>